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, Proxima-Nova, proxima-no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0c6" officeooo:paragraph-rsid="000db5c2"/>
    </style:style>
    <style:style style:name="P2" style:family="paragraph" style:parent-style-name="Standard">
      <style:text-properties officeooo:rsid="000db5c2" officeooo:paragraph-rsid="000db5c2"/>
    </style:style>
    <style:style style:name="P3" style:family="paragraph" style:parent-style-name="Standard">
      <style:text-properties officeooo:paragraph-rsid="000db5c2"/>
    </style:style>
    <style:style style:name="T1" style:family="text">
      <style:text-properties officeooo:rsid="000db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 me a song cortana<text:line-break/>siri would you tell me what time is it<text:line-break/>hey cortana how tall is effil tower</text:p>
      <text:p text:style-name="P3"><text:span text:style-name="T1">hey siri set the timer for 12</text:span></text:p>
      <text:p text:style-name="P2">is it half past nine siri</text:p>
      <text:p text:style-name="P2">hey cortana what is 24 * 7 or what is 24 / 7</text:p>
      <text:p text:style-name="P2">hey siri what do you prefer samsung or samsung</text:p>
      <text:p text:style-name="P2">send me list of 5 baby names cortana</text:p>
      <text:p text:style-name="P2">i am awesome</text:p>
      <text:p text:style-name="P2">delhi is capital of newyork</text:p>
      <text:p text:style-name="P2">lets meet and eat siri maybe tomorrow morning</text:p>
      <text:p text:style-name="P2">what should i eat today cortana</text:p>
      <text:p text:style-name="P2">hey cortana play music for me</text:p>
      <text:p text:style-name="P2">hey siri play some old class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, Proxima-Nova, proxima-no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1:15:26.485143514</meta:creation-date>
    <dc:date>2017-03-23T01:24:27.397464560</dc:date>
    <meta:editing-duration>PT9M1S</meta:editing-duration>
    <meta:editing-cycles>1</meta:editing-cycles>
    <meta:document-statistic meta:table-count="0" meta:image-count="0" meta:object-count="0" meta:page-count="1" meta:paragraph-count="12" meta:word-count="98" meta:character-count="452" meta:non-whitespace-character-count="366"/>
    <meta:generator>LibreOffice/5.1.6.2$Linux_X86_64 LibreOffice_project/10m0$Build-2</meta:generator>
  </office:meta>
</office:document-meta>
</file>